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非常複雜格式元件</text:p>
      <text:p text:style-name="Standard"/>
      <text:p text:style-name="Standard"/>
      <text:p text:style-name="Standard"/>
      <text:p text:style-name="Standard">Very Complex Forma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2T10:35:24.30</meta:creation-date>
    <dc:date>2022-03-12T10:36:36.89</dc:date>
    <dc:creator>峰澐 林</dc:creator>
    <meta:editing-duration>PT1M14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" meta:word-count="11" meta:character-count="27"/>
  </office:meta>
</office:document-meta>
</file>